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c60" officeooo:paragraph-rsid="000b7c60"/>
    </style:style>
    <style:style style:name="P2" style:family="paragraph" style:parent-style-name="Standard">
      <style:text-properties officeooo:paragraph-rsid="000b7c60"/>
    </style:style>
    <style:style style:name="P3" style:family="paragraph" style:parent-style-name="Standard">
      <style:text-properties officeooo:rsid="000cb6e9" officeooo:paragraph-rsid="000cb6e9"/>
    </style:style>
    <style:style style:name="T1" style:family="text">
      <style:text-properties officeooo:rsid="000b7c60"/>
    </style:style>
    <style:style style:name="T2" style:family="text">
      <style:text-properties fo:color="#6272a4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ula 2<text:line-break/></text:span></text:p>
      <text:p text:style-name="P2"><text:span text:style-name="T1">Agurnentos da função <text:s/>PRINT:</text:span></text:p>
      <text:p text:style-name="P2"><text:span text:style-name="T1"><text:tab/>sep’’ o que vai ser usado como separado na função print</text:span></text:p>
      <text:p text:style-name="P2"><text:span text:style-name="T1"><text:tab/>dep’’ o que será usado no final como quebra de linha da função print</text:span></text:p>
      <text:p text:style-name="P2"/>
      <text:p text:style-name="P1">string é tudo que está dentro de ‘’ ou sejá texto</text:p>
      <text:p text:style-name="P1"/>
      <text:p text:style-name="P3">classe type retorna o tipo da classe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22:33:47.768863407</meta:creation-date>
    <dc:date>2022-09-09T22:54:10.090698917</dc:date>
    <meta:editing-duration>PT10M12S</meta:editing-duration>
    <meta:editing-cycles>1</meta:editing-cycles>
    <meta:document-statistic meta:table-count="0" meta:image-count="0" meta:object-count="0" meta:page-count="1" meta:paragraph-count="6" meta:word-count="49" meta:character-count="245" meta:non-whitespace-character-count="198"/>
    <meta:generator>LibreOffice/7.3.5.2$Linux_X86_64 LibreOffice_project/30$Build-2</meta:generator>
  </office:meta>
</office:document-meta>
</file>